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ff0000" draw:marker-start-width="0.21cm" draw:marker-end-width="0.21cm" draw:fill="solid" draw:fill-color="#ff0000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color="#ff6d6d" draw:fill="solid" draw:fill-color="#ffd7d7" draw:textarea-horizontal-align="justify" draw:textarea-vertical-align="middle" draw:auto-grow-height="false" fo:min-height="0.25cm" fo:min-width="0cm" loext:decorative="false"/>
    </style:style>
    <style:style style:name="gr4" style:family="graphic" style:parent-style-name="standard">
      <style:graphic-properties svg:stroke-color="#ff6d6d" draw:fill="solid" draw:fill-color="#ff0000" draw:textarea-horizontal-align="justify" draw:textarea-vertical-align="middle" draw:auto-grow-height="false" fo:min-height="0cm" fo:min-width="0cm" loext:decorative="false"/>
    </style:style>
    <style:style style:name="gr5" style:family="graphic" style:parent-style-name="standard">
      <style:graphic-properties svg:stroke-color="#ff6d6d" draw:fill="solid" draw:fill-color="#ffd7d7" draw:textarea-horizontal-align="justify" draw:textarea-vertical-align="middle" draw:auto-grow-height="false" fo:min-height="0cm" fo:min-width="0cm" loext:decorative="false"/>
    </style:style>
    <style:style style:name="gr6" style:family="graphic" style:parent-style-name="standard">
      <style:graphic-properties svg:stroke-color="#ffa6a6" draw:fill="solid" draw:fill-color="#ffd7d7" draw:textarea-horizontal-align="justify" draw:textarea-vertical-align="middle" draw:auto-grow-height="false" fo:min-height="0cm" fo:min-width="0cm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solid" draw:fill-color="#ffd7d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svg:x="0.25cm" svg:y="2.2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3" draw:layer="layout" svg:width="1cm" svg:height="1cm" svg:x="1.25cm" svg:y="2.2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3" draw:layer="layout" svg:width="1cm" svg:height="1cm" svg:x="0.25cm" svg:y="1.2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3" draw:layer="layout" svg:width="1cm" svg:height="1cm" svg:x="0.25cm" svg:y="0.2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3" draw:layer="layout" svg:width="1cm" svg:height="1cm" svg:x="1.25cm" svg:y="1.2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3" draw:layer="layout" svg:width="1cm" svg:height="1cm" svg:x="1.25cm" svg:y="0.2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draw:layer="layout" svg:width="0.5cm" svg:height="0.5cm" svg:x="1.5cm" svg:y="1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draw:layer="layout" svg:width="0.5cm" svg:height="0.5cm" svg:x="0.5cm" svg:y="0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draw:layer="layout" svg:width="0.5cm" svg:height="0.5cm" svg:x="1.5cm" svg:y="0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draw:layer="layout" svg:width="0.5cm" svg:height="0.5cm" svg:x="0.5cm" svg:y="1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draw:layer="layout" svg:width="0.5cm" svg:height="0.5cm" svg:x="0.5cm" svg:y="2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draw:layer="layout" svg:width="0.5cm" svg:height="0.5cm" svg:x="1.5cm" svg:y="2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3" draw:layer="layout" svg:width="0.5cm" svg:height="0.5cm" svg:x="1cm" svg:y="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3" draw:layer="layout" svg:width="0.5cm" svg:height="0.5cm" svg:x="1cm" svg:y="1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6" draw:text-style-name="P3" draw:layer="layout" svg:width="0.375cm" svg:height="0.375cm" draw:transform="rotate (-0.785398163397449) translate (2.235cm 1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6" draw:text-style-name="P3" draw:layer="layout" svg:width="0.375cm" svg:height="0.375cm" draw:transform="rotate (-0.785398163397449) translate (2.235cm 1.97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6" draw:text-style-name="P3" draw:layer="layout" svg:width="0.375cm" svg:height="0.375cm" draw:transform="rotate (-0.785398163397449) translate (0.265cm 0.97cm)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6" draw:text-style-name="P3" draw:layer="layout" svg:width="0.375cm" svg:height="0.375cm" draw:transform="rotate (-0.785398163397449) translate (0.265cm 2cm)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6" draw:text-style-name="P3" draw:layer="layout" svg:width="0.375cm" svg:height="0.375cm" draw:transform="rotate (0.785398163397448) translate (1cm 0.265cm)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6" draw:text-style-name="P3" draw:layer="layout" svg:width="0.375cm" svg:height="0.375cm" draw:transform="rotate (0.785398163397448) translate (0.97cm 3.235cm)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1-18T08:18:44.005000000</dc:date>
    <meta:editing-duration>PT20M18S</meta:editing-duration>
    <meta:editing-cycles>1</meta:editing-cycles>
    <meta:document-statistic meta:object-count="22"/>
    <meta:generator>LibreOffice/7.6.4.1$Windows_X86_64 LibreOffice_project/e19e193f88cd6c0525a17fb7a176ed8e6a3e2aa1</meta:generator>
  </office:meta>
</office:document-meta>
</file>